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0.212cm" fo:margin-right="0.212cm" fo:margin-top="0.212cm" fo:margin-bottom="0.212cm" style:contextual-spacing="false" fo:text-indent="0cm" style:auto-text-indent="false"/>
    </style:style>
    <style:style style:name="P2" style:family="paragraph" style:parent-style-name="Text_20_body" style:list-style-name="L1">
      <style:paragraph-properties fo:margin-left="0.212cm" fo:margin-right="0.212cm" fo:margin-top="0.212cm" fo:margin-bottom="0.212cm" style:contextual-spacing="false" fo:text-indent="0cm" style:auto-text-indent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6">
      <style:paragraph-properties fo:margin-top="0cm" fo:margin-bottom="0cm" style:contextual-spacing="false"/>
    </style:style>
    <style:style style:name="P6" style:family="paragraph" style:parent-style-name="Text_20_body" style:list-style-name="L8">
      <style:paragraph-properties fo:margin-top="0cm" fo:margin-bottom="0cm" style:contextual-spacing="false"/>
    </style:style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>
      <style:paragraph-properties fo:margin-top="0cm" fo:margin-bottom="0cm" style:contextual-spacing="false"/>
    </style:style>
    <style:style style:name="P10" style:family="paragraph" style:parent-style-name="Text_20_body" style:list-style-name="L14"/>
    <style:style style:name="P11" style:family="paragraph" style:parent-style-name="Text_20_body" style:list-style-name="L15"/>
    <style:style style:name="P12" style:family="paragraph" style:parent-style-name="Text_20_body" style:list-style-name="L16"/>
    <style:style style:name="P13" style:family="paragraph" style:parent-style-name="Text_20_body" style:list-style-name="L17">
      <style:paragraph-properties fo:margin-top="0cm" fo:margin-bottom="0cm" style:contextual-spacing="false"/>
    </style:style>
    <style:style style:name="P14" style:family="paragraph" style:parent-style-name="Text_20_body" style:list-style-name="L19">
      <style:paragraph-properties fo:margin-top="0cm" fo:margin-bottom="0cm" style:contextual-spacing="false"/>
    </style:style>
    <style:style style:name="P15" style:family="paragraph" style:parent-style-name="Text_20_body" style:list-style-name="L22"/>
    <style:style style:name="P16" style:family="paragraph" style:parent-style-name="Text_20_body" style:list-style-name="L24">
      <style:paragraph-properties fo:margin-top="0cm" fo:margin-bottom="0cm" style:contextual-spacing="false"/>
    </style:style>
    <style:style style:name="P17" style:family="paragraph" style:parent-style-name="Text_20_body" style:list-style-name="L26">
      <style:paragraph-properties fo:margin-top="0cm" fo:margin-bottom="0cm" style:contextual-spacing="false"/>
    </style:style>
    <style:style style:name="P18" style:family="paragraph" style:parent-style-name="Text_20_body" style:list-style-name="L27"/>
    <style:style style:name="P19" style:family="paragraph" style:parent-style-name="Text_20_body" style:list-style-name="L28"/>
    <style:style style:name="P20" style:family="paragraph" style:parent-style-name="Text_20_body" style:list-style-name="L29">
      <style:paragraph-properties fo:margin-top="0cm" fo:margin-bottom="0cm" style:contextual-spacing="false"/>
    </style:style>
    <style:style style:name="P21" style:family="paragraph" style:parent-style-name="Text_20_body" style:list-style-name="L31">
      <style:paragraph-properties fo:margin-top="0cm" fo:margin-bottom="0cm" style:contextual-spacing="false"/>
    </style:style>
    <style:style style:name="P22" style:family="paragraph" style:parent-style-name="Text_20_body" style:list-style-name="L33">
      <style:paragraph-properties fo:margin-top="0cm" fo:margin-bottom="0cm" style:contextual-spacing="false"/>
    </style:style>
    <style:style style:name="P23" style:family="paragraph" style:parent-style-name="Text_20_body" style:list-style-name="L35">
      <style:paragraph-properties fo:margin-top="0cm" fo:margin-bottom="0cm" style:contextual-spacing="false"/>
    </style:style>
    <style:style style:name="P24" style:family="paragraph" style:parent-style-name="Text_20_body" style:list-style-name="L37">
      <style:paragraph-properties fo:margin-top="0cm" fo:margin-bottom="0cm" style:contextual-spacing="false"/>
    </style:style>
    <style:style style:name="P25" style:family="paragraph" style:parent-style-name="Text_20_body" style:list-style-name="L39">
      <style:paragraph-properties fo:margin-top="0cm" fo:margin-bottom="0cm" style:contextual-spacing="false"/>
    </style:style>
    <style:style style:name="P26" style:family="paragraph" style:parent-style-name="Text_20_body" style:list-style-name="L41">
      <style:paragraph-properties fo:margin-top="0cm" fo:margin-bottom="0cm" style:contextual-spacing="false"/>
    </style:style>
    <style:style style:name="P27" style:family="paragraph" style:parent-style-name="Text_20_body" style:list-style-name="L43">
      <style:paragraph-properties fo:margin-top="0cm" fo:margin-bottom="0cm" style:contextual-spacing="false"/>
    </style:style>
    <style:style style:name="P28" style:family="paragraph" style:parent-style-name="Text_20_body" style:list-style-name="L44"/>
    <style:style style:name="P29" style:family="paragraph" style:parent-style-name="Text_20_body" style:list-style-name="L45"/>
    <style:style style:name="P30" style:family="paragraph" style:parent-style-name="Text_20_body" style:list-style-name="L45">
      <style:paragraph-properties fo:margin-top="0cm" fo:margin-bottom="0cm" style:contextual-spacing="false"/>
    </style:style>
    <style:style style:name="P31" style:family="paragraph" style:parent-style-name="Text_20_body" style:list-style-name="L46"/>
    <style:style style:name="P32" style:family="paragraph" style:parent-style-name="Text_20_body" style:list-style-name="L46">
      <style:paragraph-properties fo:margin-top="0cm" fo:margin-bottom="0cm" style:contextual-spacing="false"/>
    </style:style>
    <style:style style:name="P33" style:family="paragraph" style:parent-style-name="Text_20_body" style:list-style-name="L47"/>
    <style:style style:name="P34" style:family="paragraph" style:parent-style-name="Text_20_body" style:list-style-name="L47">
      <style:paragraph-properties fo:margin-top="0cm" fo:margin-bottom="0cm" style:contextual-spacing="false"/>
    </style:style>
    <style:style style:name="P35" style:family="paragraph" style:parent-style-name="Text_20_body" style:list-style-name="L48">
      <style:paragraph-properties fo:margin-left="0.132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48">
      <style:paragraph-properties fo:margin-left="0.132cm" fo:margin-right="0cm" fo:text-indent="0cm" style:auto-text-indent="false"/>
    </style:style>
    <style:style style:name="P37" style:family="paragraph" style:parent-style-name="Text_20_body">
      <style:paragraph-properties fo:margin-left="0.132cm" fo:margin-right="0cm" fo:text-indent="0cm" style:auto-text-indent="false"/>
    </style:style>
    <style:style style:name="T1" style:family="text">
      <style:text-properties fo:font-style="italic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ordPress 2023 – Tutorial COMPLETO Para Iniciantes</text:h>
      <text:p text:style-name="Text_20_body">Hoje, em 2023, o <text:a xlink:type="simple" xlink:href="https://mesaquemota.com.br/wordpress/wordpress-para-iniciantes/" text:style-name="Internet_20_link" text:visited-style-name="Visited_20_Internet_20_Link"><text:span text:style-name="Strong_20_Emphasis">WordPress</text:span></text:a>, Sem sombra de dúvidas é o maior democratizador de criação de sites <text:span text:style-name="Emphasis">no code</text:span> que existe.</text:p>
      <text:p text:style-name="Text_20_body">Com 43% dos sites feitos na internet o <text:span text:style-name="Strong_20_Emphasis">WordPress</text:span> é um CMS vencedor e o melhor é de código aberto com milhares de colaboradores.</text:p>
      <text:p text:style-name="Text_20_body">Agora, o que pode ser feito com o WordPress? Essa e muitas outras perguntas estão respondidas nesse tutorial para iniciantes em WordPress!</text:p>
      <text:p text:style-name="P1">Conteúdo do Post</text:p>
      <text:section text:style-name="Sect1" text:name="elementor-toc__1843">
        <text:list text:style-name="L1">
          <text:list-item>
            <text:p text:style-name="P2"/>
          </text:list-item>
        </text:list>
      </text:section>
      <text:list text:style-name="L2">
        <text:list-item>
          <text:p text:style-name="P3"><text:a xlink:type="simple" xlink:href="https://mesaquemota.com.br/wordpress/2023-tutorial-completo-para-iniciantes/#o-que-e-word-press" text:style-name="Internet_20_link" text:visited-style-name="Visited_20_Internet_20_Link">O Que é WordPress?</text:a></text:p>
        </text:list-item>
      </text:list>
      <text:list text:style-name="L4">
        <text:list-item>
          <text:p text:style-name="P4"><text:a xlink:type="simple" xlink:href="https://mesaquemota.com.br/wordpress/2023-tutorial-completo-para-iniciantes/#porque-existem-2-word-press" text:style-name="Internet_20_link" text:visited-style-name="Visited_20_Internet_20_Link">Porque existem 2 WordPress?</text:a></text:p>
        </text:list-item>
      </text:list>
      <text:list text:style-name="L6">
        <text:list-item>
          <text:p text:style-name="P5"><text:a xlink:type="simple" xlink:href="https://mesaquemota.com.br/wordpress/2023-tutorial-completo-para-iniciantes/#o-word-press-e-seguro" text:style-name="Internet_20_link" text:visited-style-name="Visited_20_Internet_20_Link">O WordPress é seguro?</text:a></text:p>
        </text:list-item>
      </text:list>
      <text:list text:style-name="L8">
        <text:list-item>
          <text:p text:style-name="P6"><text:a xlink:type="simple" xlink:href="https://mesaquemota.com.br/wordpress/2023-tutorial-completo-para-iniciantes/#o-que-e-necessario-para-instalar-o-word-press" text:style-name="Internet_20_link" text:visited-style-name="Visited_20_Internet_20_Link">O que é necessário para instalar o WordPress?</text:a></text:p>
        </text:list-item>
      </text:list>
      <text:list text:style-name="L9">
        <text:list-item>
          <text:p text:style-name="P7"><text:a xlink:type="simple" xlink:href="https://mesaquemota.com.br/wordpress/2023-tutorial-completo-para-iniciantes/#como-instalar-o-word-press-passo-a-passo" text:style-name="Internet_20_link" text:visited-style-name="Visited_20_Internet_20_Link">Como instalar o WordPress passo a passo</text:a></text:p>
        </text:list-item>
      </text:list>
      <text:list text:style-name="L10">
        <text:list-item>
          <text:p text:style-name="P8"/>
        </text:list-item>
      </text:list>
      <text:list text:style-name="L11">
        <text:list-item>
          <text:p text:style-name="P9"><text:a xlink:type="simple" xlink:href="https://mesaquemota.com.br/wordpress/2023-tutorial-completo-para-iniciantes/#contratando-hospedagem-de-sites" text:style-name="Internet_20_link" text:visited-style-name="Visited_20_Internet_20_Link">Contratando Hospedagem de Sites</text:a></text:p>
        </text:list-item>
      </text:list>
      <text:list text:style-name="L14">
        <text:list-item>
          <text:p text:style-name="P10"><text:a xlink:type="simple" xlink:href="https://mesaquemota.com.br/wordpress/2023-tutorial-completo-para-iniciantes/#instalando-o-wordpress-na-hospedagem" text:style-name="Internet_20_link" text:visited-style-name="Visited_20_Internet_20_Link">Instalando o WordPress na hospedagem</text:a></text:p>
        </text:list-item>
      </text:list>
      <text:list text:style-name="L15">
        <text:list-item>
          <text:p text:style-name="P11"><text:a xlink:type="simple" xlink:href="https://mesaquemota.com.br/wordpress/2023-tutorial-completo-para-iniciantes/#como-usar-o-word-press" text:style-name="Internet_20_link" text:visited-style-name="Visited_20_Internet_20_Link">Como Usar o WordPress</text:a></text:p>
        </text:list-item>
      </text:list>
      <text:list text:style-name="L16">
        <text:list-item>
          <text:p text:style-name="P12"/>
        </text:list-item>
      </text:list>
      <text:list text:style-name="L17">
        <text:list-item>
          <text:p text:style-name="P13"><text:a xlink:type="simple" xlink:href="https://mesaquemota.com.br/wordpress/2023-tutorial-completo-para-iniciantes/#configuracoes-do-word-press" text:style-name="Internet_20_link" text:visited-style-name="Visited_20_Internet_20_Link">Configurações do WordPress</text:a></text:p>
        </text:list-item>
      </text:list>
      <text:list text:style-name="L19">
        <text:list-item>
          <text:p text:style-name="P14"><text:a xlink:type="simple" xlink:href="https://mesaquemota.com.br/wordpress/2023-tutorial-completo-para-iniciantes/#conteudo-para-seu-blog-site" text:style-name="Internet_20_link" text:visited-style-name="Visited_20_Internet_20_Link">Conteúdo para seu blog/site</text:a></text:p>
        </text:list-item>
      </text:list>
      <text:list text:style-name="L22">
        <text:list-item>
          <text:p text:style-name="P15"><text:a xlink:type="simple" xlink:href="https://mesaquemota.com.br/wordpress/2023-tutorial-completo-para-iniciantes/#otimizacao-seu-site-no-topo" text:style-name="Internet_20_link" text:visited-style-name="Visited_20_Internet_20_Link">Otimização, seu site no topo!</text:a></text:p>
        </text:list-item>
      </text:list>
      <text:list text:style-name="L24">
        <text:list-item>
          <text:p text:style-name="P16"><text:a xlink:type="simple" xlink:href="https://mesaquemota.com.br/wordpress/2023-tutorial-completo-para-iniciantes/#como-ganhar-dinheiro-com-o-word-press" text:style-name="Internet_20_link" text:visited-style-name="Visited_20_Internet_20_Link">Como ganhar dinheiro com o WordPress?</text:a></text:p>
        </text:list-item>
      </text:list>
      <text:list text:style-name="L26">
        <text:list-item>
          <text:p text:style-name="P17"><text:a xlink:type="simple" xlink:href="https://mesaquemota.com.br/wordpress/2023-tutorial-completo-para-iniciantes/#conclusao-sobre-word-press" text:style-name="Internet_20_link" text:visited-style-name="Visited_20_Internet_20_Link">Conclusão sobre WordPress</text:a></text:p>
        </text:list-item>
      </text:list>
      <text:list text:style-name="L27">
        <text:list-item>
          <text:p text:style-name="P18"><text:a xlink:type="simple" xlink:href="https://mesaquemota.com.br/wordpress/2023-tutorial-completo-para-iniciantes/#faq-word-press-2023" text:style-name="Internet_20_link" text:visited-style-name="Visited_20_Internet_20_Link">Faq WordPress 2023</text:a></text:p>
        </text:list-item>
      </text:list>
      <text:list text:style-name="L28">
        <text:list-item>
          <text:p text:style-name="P19"/>
        </text:list-item>
      </text:list>
      <text:list text:style-name="L29">
        <text:list-item>
          <text:p text:style-name="P20"><text:a xlink:type="simple" xlink:href="https://mesaquemota.com.br/wordpress/2023-tutorial-completo-para-iniciantes/#elementor-toc__heading-anchor-14" text:style-name="Internet_20_link" text:visited-style-name="Visited_20_Internet_20_Link">O que é WordPress e para que serve?</text:a></text:p>
        </text:list-item>
      </text:list>
      <text:list text:style-name="L31">
        <text:list-item>
          <text:p text:style-name="P21"><text:a xlink:type="simple" xlink:href="https://mesaquemota.com.br/wordpress/2023-tutorial-completo-para-iniciantes/#elementor-toc__heading-anchor-15" text:style-name="Internet_20_link" text:visited-style-name="Visited_20_Internet_20_Link">Qual WordPress é gratuito?</text:a></text:p>
        </text:list-item>
      </text:list>
      <text:list text:style-name="L33">
        <text:list-item>
          <text:p text:style-name="P22"><text:a xlink:type="simple" xlink:href="https://mesaquemota.com.br/wordpress/2023-tutorial-completo-para-iniciantes/#elementor-toc__heading-anchor-16" text:style-name="Internet_20_link" text:visited-style-name="Visited_20_Internet_20_Link">Qual o valor de um site em WordPress?</text:a></text:p>
        </text:list-item>
      </text:list>
      <text:list text:style-name="L35">
        <text:list-item>
          <text:p text:style-name="P23"><text:a xlink:type="simple" xlink:href="https://mesaquemota.com.br/wordpress/2023-tutorial-completo-para-iniciantes/#elementor-toc__heading-anchor-17" text:style-name="Internet_20_link" text:visited-style-name="Visited_20_Internet_20_Link">O que se pode fazer com o WordPress?</text:a></text:p>
        </text:list-item>
      </text:list>
      <text:list text:style-name="L37">
        <text:list-item>
          <text:p text:style-name="P24"><text:a xlink:type="simple" xlink:href="https://mesaquemota.com.br/wordpress/2023-tutorial-completo-para-iniciantes/#elementor-toc__heading-anchor-18" text:style-name="Internet_20_link" text:visited-style-name="Visited_20_Internet_20_Link">O que é a Hospedagem WordPress?</text:a></text:p>
        </text:list-item>
      </text:list>
      <text:list text:style-name="L39">
        <text:list-item>
          <text:p text:style-name="P25"><text:a xlink:type="simple" xlink:href="https://mesaquemota.com.br/wordpress/2023-tutorial-completo-para-iniciantes/#elementor-toc__heading-anchor-19" text:style-name="Internet_20_link" text:visited-style-name="Visited_20_Internet_20_Link">Devo comprar a Hospedagem WordPress?</text:a></text:p>
        </text:list-item>
      </text:list>
      <text:list text:style-name="L41">
        <text:list-item>
          <text:p text:style-name="P26"><text:a xlink:type="simple" xlink:href="https://mesaquemota.com.br/wordpress/2023-tutorial-completo-para-iniciantes/#elementor-toc__heading-anchor-20" text:style-name="Internet_20_link" text:visited-style-name="Visited_20_Internet_20_Link">Como criar um site WordPress?</text:a></text:p>
        </text:list-item>
      </text:list>
      <text:list text:style-name="L43">
        <text:list-item>
          <text:p text:style-name="P27"><text:a xlink:type="simple" xlink:href="https://mesaquemota.com.br/wordpress/2023-tutorial-completo-para-iniciantes/#elementor-toc__heading-anchor-21" text:style-name="Internet_20_link" text:visited-style-name="Visited_20_Internet_20_Link">O WordPress é seguro?</text:a></text:p>
        </text:list-item>
      </text:list>
      <text:list text:style-name="L44">
        <text:list-item>
          <text:p text:style-name="P28"><text:a xlink:type="simple" xlink:href="https://mesaquemota.com.br/wordpress/2023-tutorial-completo-para-iniciantes/#elementor-toc__heading-anchor-22" text:style-name="Internet_20_link" text:visited-style-name="Visited_20_Internet_20_Link">O que é um CMS?</text:a></text:p>
        </text:list-item>
      </text:list>
      <text:h text:style-name="Heading_20_2" text:outline-level="2"><text:bookmark text:name="o-que-e-word-press"/><text:soft-page-break/>O Que é WordPress?</text:h>
      <text:p text:style-name="Text_20_body">O WordPress é um Gerenciador de conteúdo, CMS. Com ele você pode criar e gerenciar suas páginas, posts, midias e todo o conteúdo do seu site sem precisar de codificação alguma.</text:p>
      <text:p text:style-name="Text_20_body">Sendo um software de código aberto, qualquer pessoa pode usar de forma livre e até colaborar para seu melhoramento.</text:p>
      <text:p text:style-name="Text_20_body">Sua história começa em 2003, dois homens, Mike Little e Matt Mullenweg criaram um fork do b2/cafelog para suprir a necessidade de um publicador de conteúdo com menos códigos e acessível.</text:p>
      <text:p text:style-name="Text_20_body">Hoje em dia, na versão 6.1.1 (17/01/2023) o WordPress é um sistema avançado construído com Php e MySql e não mais um simples editor visual de conteúdo.</text:p>
      <text:h text:style-name="Heading_20_2" text:outline-level="2"><text:bookmark text:name="porque-existem-2-word-press"/>Porque existem 2 WordPress?</text:h>
      <text:p text:style-name="Text_20_body">Essa é uma confusão que iniciantes cometem achando que existem mais de um WordPress ou que deve-se pagar para usar.</text:p>
      <text:p text:style-name="Text_20_body">Existe a <text:a xlink:type="simple" xlink:href="http://wordpress.com/" office:target-frame-name="_blank" xlink:show="new" text:style-name="Internet_20_link" text:visited-style-name="Visited_20_Internet_20_Link">WordPress.com</text:a>, uma empresa da Automatic (principal colaboradora do WordPress(software)) que disponibiliza serviço de hospedagem e soluções para websites.</text:p>
      <text:p text:style-name="Text_20_body">Bom, pelo fato dela usar o nome ‘wordpress’ no domínio, acaba por ludibriar muitos usuários que acreditam ser o WordPress (software).</text:p>
      <text:p text:style-name="Text_20_body">Pelo fato de ter a opção de começar a usar seus serviços gratuitamente, muitos acham ser o próprio WordPress CMS, o que é um engano.</text:p>
      <text:p text:style-name="Text_20_body">O Software de código aberto <text:span text:style-name="Strong_20_Emphasis">WordPress é 100% gratuito</text:span> e pode ser baixado livremente no site <text:a xlink:type="simple" xlink:href="http://wordpress.org/" office:target-frame-name="_blank" xlink:show="new" text:style-name="Internet_20_link" text:visited-style-name="Visited_20_Internet_20_Link">wordpress.org</text:a>.</text:p>
      <text:p text:style-name="Text_20_body">A empresa wordpress.com tem em seu pacote o wordpress(software) com muitas funções <text:span text:style-name="Strong_20_Emphasis">bloqueadas</text:span>, como instalação de plugins e temas externos, dentre outras mais.</text:p>
      <text:p text:style-name="Text_20_body">Muitos chegam a mim questionando que tentaram instalar e não conseguiram, então eu as ajudo informando que usaram o serviço wordpress.com e não o wordpress (software) disponível no <text:a xlink:type="simple" xlink:href="https://mesaquemota.com.br/wordpress/como-fazer-um-site-profissional-passo-a-passo/" text:style-name="Internet_20_link" text:visited-style-name="Visited_20_Internet_20_Link">site wordpress</text:a>.org.</text:p>
      <text:p text:style-name="Text_20_body">Sei que ainda assim fica confuso e isso é lamentável, mas fica mais claro com o tempo.</text:p>
      <text:p text:style-name="Text_20_body">Para nao correr o risco, não crie sites no wordpress.com, use um computador próprio com um emulador de servidor web como o Xamp ou Wamp ou uma <text:a xlink:type="simple" xlink:href="https://mesaquemota.com.br/web-hosts/hospedagens-de-sites/" text:style-name="Internet_20_link" text:visited-style-name="Visited_20_Internet_20_Link">Hospedagem de sites</text:a> adequada para esse fim.</text:p>
      <text:p text:style-name="Text_20_body">Vou indicar uma muito boa que uso a anos e só melhora a cada dia, aguarde.</text:p>
      <text:h text:style-name="Heading_20_2" text:outline-level="2"><text:bookmark text:name="o-word-press-e-seguro"/>O WordPress é seguro?</text:h>
      <text:p text:style-name="Text_20_body">Muitos, por motivos indefinidos, arriscam dizer que o software WordPress é inseguro. Bom, na verdade, eu digo o contrário e meu argumento é válido e útil.</text:p>
      <text:p text:style-name="Text_20_body">O WordPress tem milhares de pessoas trabalhando 24 horas para que ele funcione e seja o mais estável e seguro possível. Sabendo que tem um exército desses trabalhando no propósito, afirmo que sim, o WordPress é SEGURO!</text:p>
      <text:p text:style-name="Text_20_body"><text:soft-page-break/>O que faz acontecer algumas situações que abrem portas para tais indagações é o fato de os usuários não usam de práticas simples e mínimas de segurança.</text:p>
      <text:p text:style-name="Text_20_body">Quer ver o que faz não só o wordpresss mas qualquer sistem ficar vulnerável?</text:p>
      <text:p text:style-name="Text_20_body">Eu conheço dezenas de pessoas que não ligam em usar temas e plugins piratas deixando portas abertas para mal intencionados.</text:p>
      <text:p text:style-name="Text_20_body">Outro exemplo são senhas fracas para área administrativas, tais como: admin, user123, 123456 e etc..</text:p>
      <text:p text:style-name="Text_20_body">É claro que o software WordPress assim como qualquer outra ferramenta digital tem suas fragilidades, mas tais são identificadas e fortalecidas rapidamente.</text:p>
      <text:p text:style-name="Text_20_body">Eu uso o WordPress desde 2014 e já tive meu site invadido, mas eu usava um tema pirata e não me orgulho disso. Hoje sou um militante contra tal prática e, digamos, aprendi a lição da pior forma.</text:p>
      <text:p text:style-name="Text_20_body">Mas, ainda bem, meu site n<text:span text:style-name="Strong_20_Emphasis">ão tinha</text:span> muitas visitas <text:span text:style-name="Strong_20_Emphasis">nem se tratava de um site de vendas</text:span> com informações sensíveis e sigilosas de clientes, como cartão de crédito.</text:p>
      <text:p text:style-name="Text_20_body">Hoje, no meu canal do Youtube e aqui no site mesaquemota.com.br, luto para esclarecer ao máximo que não vale a pena e é um risco desnecessário tal prática.</text:p>
      <text:h text:style-name="Heading_20_2" text:outline-level="2"><text:bookmark text:name="o-que-e-necessario-para-instalar-o-word-press"/>O que é necessário para instalar o WordPress?</text:h>
      <text:p text:style-name="Text_20_body">Na documentação do wordpress informa ser necessário um servidor com Php e MySql para que o software possa rodar.</text:p>
      <text:p text:style-name="Text_20_body">Requisistos:</text:p>
      <text:list text:style-name="L45">
        <text:list-item>
          <text:p text:style-name="P30"><text:a xlink:type="simple" xlink:href="https://www.php.net/" office:target-frame-name="_blank" xlink:show="new" text:style-name="Internet_20_link" text:visited-style-name="Visited_20_Internet_20_Link">PHP</text:a> versão 7.4 ou superior;</text:p>
        </text:list-item>
        <text:list-item>
          <text:p text:style-name="P30"><text:a xlink:type="simple" xlink:href="https://www.mysql.com/" office:target-frame-name="_blank" xlink:show="new" text:style-name="Internet_20_link" text:visited-style-name="Visited_20_Internet_20_Link">MySQL</text:a> versão 5.7 ou superior <text:span text:style-name="Emphasis">OU </text:span><text:a xlink:type="simple" xlink:href="https://mariadb.org/" office:target-frame-name="_blank" xlink:show="new" text:style-name="Internet_20_link" text:visited-style-name="Visited_20_Internet_20_Link">MariaDB</text:a> versão 10.3 ou superior;</text:p>
        </text:list-item>
        <text:list-item>
          <text:p text:style-name="P29">Suporte <text:a xlink:type="simple" xlink:href="https://wordpress.org/news/2016/12/moving-toward-ssl/" office:target-frame-name="_blank" xlink:show="new" text:style-name="Internet_20_link" text:visited-style-name="Visited_20_Internet_20_Link">HTTPS</text:a>.</text:p>
        </text:list-item>
      </text:list>
      <text:p text:style-name="Text_20_body">Como servidor é indicado usar Apache ou nGinx, porém não é obrigatório.</text:p>
      <text:p text:style-name="Text_20_body">Sei que parece estranho e muito difícil, mas essa é uma ideia errada sobre a instalação WordPress.</text:p>
      <text:p text:style-name="Text_20_body">Hoje em dia existem servidores prontos para o WordPress com otimizações necessárias. O WordPress pode ser instalado com 1 CLIQUE (2, ou 3, rsrsr) usando um seviço de Hospedagem apropriada.</text:p>
      <text:p text:style-name="Text_20_body">Eu indico a <text:a xlink:type="simple" xlink:href="https://hostinger.com.br/mesaque" office:target-frame-name="_blank" xlink:show="new" text:style-name="Internet_20_link" text:visited-style-name="Visited_20_Internet_20_Link">Hostinger Hospedagem de Sites</text:a> por oferecer um dos melhores serviços além de um custo vs. benefício incomparável.</text:p>
      <text:p text:style-name="Text_20_body">Dependendo do período e plano, o custo fica abaixo dos 200,00 por ANO!</text:p>
      <text:p text:style-name="Text_20_body">Caso queira mais desconto, use este <text:a xlink:type="simple" xlink:href="https://hostinger.com.br/mesaque" office:target-frame-name="_blank" xlink:show="new" text:style-name="Internet_20_link" text:visited-style-name="Visited_20_Internet_20_Link"><text:span text:style-name="Strong_20_Emphasis">Link Aqui</text:span> </text:a>e use o cupom <text:span text:style-name="Strong_20_Emphasis">MESAQUE</text:span>, isso vai reduzir em 10% o custo total e você ainda ganha no primeiro ano o <text:span text:style-name="Strong_20_Emphasis">Domínio</text:span>.</text:p>
      <text:h text:style-name="Heading_20_2" text:outline-level="2"><text:bookmark text:name="como-instalar-o-word-press-passo-a-passo"/>Como instalar o WordPress passo a passo</text:h>
      <text:p text:style-name="Text_20_body">Como vamos seguir a instalação do WordPress via hospedagem, então precisamos contratar a melhor custo/benefício.</text:p>
      <text:p text:style-name="Text_20_body"><text:soft-page-break/>Como já disse acima, considero a Hostinger uma das melhores nesse quesito.</text:p>
      <text:p text:style-name="Text_20_body">Quando contratamos uma hospedagem de sites contratamos também um dominio.</text:p>
      <text:p text:style-name="Text_20_body">O domínio nada mais é que o nome do seu site, por exemplo: google .com, mesquemota.com.br, exemplo.org e etc…</text:p>
      <text:p text:style-name="Text_20_body">Esse tipo de domínio custa em torno de 40 a 60 reais por ano e você ganha o primeiro ano se usar o cupom MESAQUE.</text:p>
      <text:p text:style-name="Text_20_body">Eu vou mostrar tudo passo a passo.</text:p>
      <text:p text:style-name="Text_20_body">Isso tudo para instalar o WordPress (<text:a xlink:type="simple" xlink:href="https://mesaquemota.com.br/wordpress/como-fazer-um-site-profissional-passo-a-passo/" text:style-name="Internet_20_link" text:visited-style-name="Visited_20_Internet_20_Link">criar um site</text:a>).</text:p>
      <text:p text:style-name="Text_20_body">Essa parte é bem prática e fica mais fácil para você entender vendo o vídeo tutorial de como instalar o WordPress na hospedagem de sites Hostinger.</text:p>
      <text:p text:style-name="Text_20_body">Veja o vídeo no começo desse post ou <text:a xlink:type="simple" xlink:href="https://mesaquemota.com.br/wordpress/tutorial-completo-para-iniciantes/" text:style-name="Internet_20_link" text:visited-style-name="Visited_20_Internet_20_Link">clique aqui</text:a>.</text:p>
      <text:h text:style-name="Heading_20_2" text:outline-level="2"><text:bookmark text:name="como-usar-o-word-press"/>Como Usar o WordPress</text:h>
      <text:p text:style-name="Text_20_body">Agora que seu site está criado com o WordPress instalado é hora de aprender a usar o WordPress desde suas configurações primordiais a publicações. É muito importante se inteirar de cada detalhe para extrair o máximo que se pode ter do WordPress.</text:p>
      <text:h text:style-name="Heading_20_3" text:outline-level="3"><text:bookmark text:name="configuracoes-do-word-press"/>Configurações do WordPress</text:h>
      <text:p text:style-name="Text_20_body"><text:span text:style-name="Strong_20_Emphasis">Dashboard:</text:span> Para acessar a administração (dashboard) do WordPress você deve acessar no navegador usando seudominio.com/<text:span text:style-name="Strong_20_Emphasis">wp-admin, </text:span>sendo a parte depois da /, o slug que leva para autenticação e acesso.</text:p>
      <text:list text:style-name="L46">
        <text:list-item>
          <text:p text:style-name="P32"><text:span text:style-name="Strong_20_Emphasis">Painel</text:span>: Aqui ficam dispostas as informações do que está acontecendo no site, de certa forma é inútil essa aba.</text:p>
        </text:list-item>
        <text:list-item>
          <text:p text:style-name="P32"><text:span text:style-name="Strong_20_Emphasis">Posts</text:span>: Aqui ficam as postagem do blog do site, caso for adicionar conteúdo, é por aqui que tudo acontece.</text:p>
        </text:list-item>
        <text:list-item>
          <text:p text:style-name="P32"><text:span text:style-name="Strong_20_Emphasis">Mídia</text:span>: Nesta aba ficam todos uploads que fizer, imagens, videos, audios, arquivos como .zip, pdf e etc.</text:p>
        </text:list-item>
        <text:list-item>
          <text:p text:style-name="P32"><text:span text:style-name="Strong_20_Emphasis">Páginas</text:span>: Usado para criar páginas estáticas comuns como: contato, sobre, home, blog e etc…</text:p>
        </text:list-item>
        <text:list-item>
          <text:p text:style-name="P32"><text:span text:style-name="Strong_20_Emphasis">Comentários</text:span>: Nessa parte você administra os comentários do seu blog, aprova, reprova e edita.</text:p>
        </text:list-item>
        <text:list-item>
          <text:p text:style-name="P32"><text:span text:style-name="Strong_20_Emphasis">Aparência</text:span>: Uma parte também muito importante e é aqui que você gerencia todo o design do seu site. Você pode instalar um novo tema conforme sua necessidade assim como personalizar itens como cores, fontes, layouts, logo, favicon, menus e etc.</text:p>
        </text:list-item>
        <text:list-item>
          <text:p text:style-name="P32"><text:span text:style-name="Strong_20_Emphasis">Plugins</text:span>: Talvez a aba mais usada devido a necessidade de ampliação das funcionalidades do WordPress. Com os plugins você pode turbinar o WordPress e deixá-lo quase sem limites para criações incríveis.</text:p>
        </text:list-item>
        <text:list-item>
          <text:p text:style-name="P32"><text:span text:style-name="Strong_20_Emphasis">Usuários</text:span>: Você administra os usuários que vão fazer parte do grupo de trabalho do seu site. Você pode criar, editar e excuir usuários por aqui além de delimitar poderes.</text:p>
        </text:list-item>
        <text:list-item>
          <text:p text:style-name="P32"><text:span text:style-name="Strong_20_Emphasis">Ferramentas:</text:span> Poucas vezes ou talvez nenhuma você vai precisar dessa função. Aqui você importa, exporta o conteúdo do site e também administra os dados e privacidade. Outra <text:soft-page-break/>função aqui é saber a saúde do seu site, em diagnóstico você monitora se tem algo de errado com seu site.</text:p>
        </text:list-item>
        <text:list-item>
          <text:p text:style-name="P32"><text:span text:style-name="Strong_20_Emphasis">Configurações</text:span>:</text:p>
          <text:list>
            <text:list-item>
              <text:p text:style-name="P32"><text:span text:style-name="Strong_20_Emphasis">Links Permanentes:</text:span> Configurações &gt; links permanentes, essa é uma das principais configurações do WordPress. Use a opção “<text:span text:style-name="Strong_20_Emphasis">Nome do post: https://mesaquemota.com.br/post-exemplo/</text:span>“. Salve!</text:p>
            </text:list-item>
            <text:list-item>
              <text:p text:style-name="P31"><text:span text:style-name="Strong_20_Emphasis">Geral</text:span>: Aqui você vai configurar a parte geral do site como email admin, linguagem, fuso horário, formato de data e hora assim como titulo e descrição do site. Eu sempre escolho Português do Brasil, fuso horário como São Paulo.</text:p>
            </text:list-item>
          </text:list>
        </text:list-item>
      </text:list>
      <text:h text:style-name="Heading_20_3" text:outline-level="3"><text:bookmark text:name="conteudo-para-seu-blog-site"/>Conteúdo para seu blog/site</text:h>
      <text:p text:style-name="Text_20_body">Independente se você vai optar por gerar conteúdo para um blog, por exemplo, você vai precisar pensar no conteúdo do site como um todo.</text:p>
      <text:p text:style-name="Text_20_body">Se vai ter um blog deve pensar no editorial, ou seja, a distribuição do conteúdo e o que será inserido nele.</text:p>
      <text:p text:style-name="Text_20_body">Um blog deve ter postagens recorrentes, ao menos, mensalmente.</text:p>
      <text:p text:style-name="Text_20_body">Indico postar um conteúdo/post por semana, mas se for um site de notícias, aí uns 4 por dia!</text:p>
      <text:p text:style-name="Text_20_body">Parece demais porém um site de notícia tem muito o que dizer e o conteúdo tem data de expiração pois novas notícias aparecem sempre e ninguém quer saber o que aconteceu semana passada, certo?</text:p>
      <text:p text:style-name="Text_20_body">Sugiro estudar sobre o Método AIDA para produção de conteúdo de fácil leitura.</text:p>
      <text:p text:style-name="Text_20_body">Outro ponto a aprofundar é o <text:bookmark text:name="fprsl"/><text:a xlink:type="simple" xlink:href="https://www.google.com/search?rlz=1C1ASUM_pt-PTBR954BR954&amp;sxsrf=AJOqlzVgV5P2vAd0gMvhdfrlqs8viuBSJQ:1673985005245&amp;q=Copywriting&amp;spell=1&amp;sa=X&amp;ved=2ahUKEwjS6-KMsM_8AhWuHbkGHQHRDpsQkeECKAB6BAgREAE" office:target-frame-name="_blank" xlink:show="new" text:style-name="Internet_20_link" text:visited-style-name="Visited_20_Internet_20_Link"><text:span text:style-name="T1">Copywriting</text:span></text:a> , para entender os gatilhos que fazem pessoas tomar ações específicas e até manter a retenção.</text:p>
      <text:p text:style-name="Text_20_body">Mais um ponto importante que você deve pesquisar e estudar hoje, <text:a xlink:type="simple" xlink:href="https://mesaquemota.com.br/plugins/plugin-rank-math-seo/" text:style-name="Internet_20_link" text:visited-style-name="Visited_20_Internet_20_Link">SEO</text:a>. Se não sabe, SEO são técnicas aplicadas ao conteúdo do seu site que vão fazer os motores de buscas, como o Google, achá-lo e distribuí-lo conforme for buscado online.</text:p>
      <text:p text:style-name="Text_20_body">Isso é tão importante que sem SEO seu site é uma loja que vende água no deserto onde ninguém anda!</text:p>
      <text:p text:style-name="Text_20_body">Sim, não adianta ter a cura para uma doença rara e ninguém saber!</text:p>
      <text:p text:style-name="Text_20_body">Então se aprofunde em SEO e obtenha toneladas de visitas todos os dias gerando mais negócios e relevância.</text:p>
      <text:h text:style-name="Heading_20_3" text:outline-level="3"><text:bookmark text:name="otimizacao-seu-site-no-topo"/>Otimização, seu site no topo!</text:h>
      <text:p text:style-name="Text_20_body">Segundo o Google um site que leva mais de 2,5 segundos para abrir está fadado ao esquecimento.</text:p>
      <text:p text:style-name="Text_20_body">Deixar seu site otimizado para SEO é de extrema importância.</text:p>
      <text:p text:style-name="Text_20_body">Um dos itens de  maior peso no SEO é exatamente a velocidade do site e vamos tratar disso agora.</text:p>
      <text:p text:style-name="Text_20_body"><text:span text:style-name="Emphasis">OBS. No vídeo eu não falo desse assunto, então considere como um segundo Bônus.</text:span></text:p>
      <text:p text:style-name="Text_20_body">Para otimizar a velocidade do seu site você tem que considerar esses pontos principais:</text:p>
      <text:list text:style-name="L47">
        <text:list-item>
          <text:p text:style-name="P34">Servidor de hospedagem;</text:p>
        </text:list-item>
        <text:list-item>
          <text:p text:style-name="P34"><text:soft-page-break/>Imagens do site;</text:p>
        </text:list-item>
        <text:list-item>
          <text:p text:style-name="P34">CSS, JS e HTML;</text:p>
        </text:list-item>
        <text:list-item>
          <text:p text:style-name="P34">Cache;</text:p>
        </text:list-item>
        <text:list-item>
          <text:p text:style-name="P33">Scripts externos</text:p>
        </text:list-item>
      </text:list>
      <text:p text:style-name="Text_20_body">Se quiser testar um site, basta copiar sua URL e colar no campo no site <text:a xlink:type="simple" xlink:href="https://pagespeed.web.dev/?utm_source=psi&amp;utm_medium=redirect" office:target-frame-name="_blank" xlink:show="new" text:style-name="Internet_20_link" text:visited-style-name="Visited_20_Internet_20_Link">Google Page Test</text:a>.</text:p>
      <text:p text:style-name="Text_20_body"><text:span text:style-name="Strong_20_Emphasis">Servidor de hospedagem: </text:span>Muito importante pois é a porta de entrada ou seja, é nela que tem o servidor onde estão todos os arquivos do seu site, se for lento, já era. Eu indico a hostinger porque ela é bem rápida principalmente por usar LiteSpeed Interprise um servidor web bem otimizado para WordPress.</text:p>
      <text:p text:style-name="Text_20_body"><text:span text:style-name="Strong_20_Emphasis">Imagens do site: </text:span>Seu site tem imagens e elas são as responsáveis muitas das vezes pelo site fica lento. Para resolver isso, use imagens com no máximo 1080px de largura e ainda trate de compactá-las ao máximo para ficar leve e não atrapalhar no carregamento.  Para você compactar sem perder a qualidade da imagem de forma agressiva, eu uso o site <text:a xlink:type="simple" xlink:href="https://tinypng.com/" office:target-frame-name="_blank" xlink:show="new" text:style-name="Internet_20_link" text:visited-style-name="Visited_20_Internet_20_Link">https://tinypng.com/</text:a> . Você pode importar as imagens e o site compacta para a menor densidade possivel e garante uma qualidade boa e de forma gratuita.</text:p>
      <text:p text:style-name="Text_20_body"><text:span text:style-name="Strong_20_Emphasis">Otimização CSS, JS e HTML e Cache: </text:span>Todo o site tem codificação usando os tipos acima e muitas vezes não são otimizados ou compactados de forma melhorada. Com isso é importante usar algum plugin que faça tal tarefa sem que prejudique a aparência nem funcionalidade do site. </text:p>
      <text:p text:style-name="Text_20_body">Eu uso a Hostinger e junto dela vem o pluglin LiteSpeed Cache que faz tanto as compactações quanto o cache do site. </text:p>
      <text:p text:style-name="Text_20_body">Não precisa saber configurar pois tem uma opção chamada preset, onde você escolhe o nível de otimização e o plugin faz isso automaticamente. Veja este vídeo eu mostro isso em detalhes:</text:p>
      <text:p text:style-name="Text_20_body"><text:span text:style-name="Strong_20_Emphasis">Scripts externos: </text:span>Certamente você vai instalar um analytics ou algum script externo no seu site. Isso é um problema porque tais scripts não estão no seu poder tanto a otimização como o cacheamento.</text:p>
      <text:p text:style-name="Text_20_body">A solução é retardar tais scripts para o footer(rodapé) fazendo-os carregar de forma atrasada evitando impedir a impressão de informações iniciais. </text:p>
      <text:p text:style-name="Text_20_body">Existem plugins que fazem tal tarefa e é um pouco avançado, sugiro estubem muito bem antes.</text:p>
      <text:h text:style-name="Heading_20_2" text:outline-level="2"><text:bookmark text:name="como-ganhar-dinheiro-com-o-word-press"/>Como ganhar dinheiro com o WordPress?</text:h>
      <text:p text:style-name="Text_20_body">Essa é a parte que eu mais gosto, gerar negócios.</text:p>
      <text:p text:style-name="Text_20_body">O WordPress é uma ferramenta que abre portas para que pessoas comuns, como eu, possam criar sites incríveis sem usar codificações difíceis.</text:p>
      <text:p text:style-name="Text_20_body">Existem muitas maneiras de ganhar dinheiro usando o WordPress, vou citar algumas.</text:p>
      <text:list text:style-name="L48">
        <text:list-item>
          <text:p text:style-name="P35"><text:span text:style-name="Strong_20_Emphasis">Web Design</text:span>: Dá pra criar sites e vender por 2, 3, 4 e até valores maiores como 10 mil reais. Se você aprender bem sobre ele pode criar verdadeiros unicórnios e fatura alto online. Se quiser aprender essa modalidade, veja <text:a xlink:type="simple" xlink:href="https://www.youtube.com/watch?v=xtSrHJruz0s" office:target-frame-name="_blank" xlink:show="new" text:style-name="Internet_20_link" text:visited-style-name="Visited_20_Internet_20_Link"><text:span text:style-name="Strong_20_Emphasis">este vídeo</text:span></text:a>;</text:p>
        </text:list-item>
        <text:list-item>
          <text:p text:style-name="P35"><text:span text:style-name="Strong_20_Emphasis">Loja Virtual</text:span>: Você pode criar sua própria loja virtual e vender seus produtos online com abrangência mundial expandindo seu faturamento as alturas. Ensino como criar uma loja virtual do zero <text:a xlink:type="simple" xlink:href="https://www.youtube.com/watch?v=7daka38tKuQ" office:target-frame-name="_blank" xlink:show="new" text:style-name="Internet_20_link" text:visited-style-name="Visited_20_Internet_20_Link"><text:span text:style-name="Strong_20_Emphasis">neste vídeo</text:span></text:a>.</text:p>
        </text:list-item>
        <text:list-item>
          <text:p text:style-name="P35"><text:a xlink:type="simple" xlink:href="https://mesaquemota.com.br/conteudo/como-ser-aprovado-no-google-adsense/" text:style-name="Internet_20_link" text:visited-style-name="Visited_20_Internet_20_Link"><text:soft-page-break/><text:span text:style-name="Strong_20_Emphasis">Google Adsense</text:span></text:a>: Gere muito conteúdo para seu blog e monetize alugando espaços nele para o Google anunciar seus parceiros. O bom dessa forma é que você fatura em dólar e pode ganhar até 5x mais que o normal, dependendo da cotação, claro. Também tenho vídeo sobre, veja <text:a xlink:type="simple" xlink:href="https://www.youtube.com/watch?v=qvWeuJuKUeM" office:target-frame-name="_blank" xlink:show="new" text:style-name="Internet_20_link" text:visited-style-name="Visited_20_Internet_20_Link">clicando aqui</text:a>.</text:p>
        </text:list-item>
        <text:list-item>
          <text:p text:style-name="P35"><text:span text:style-name="Strong_20_Emphasis">Afiliado</text:span>: Que tal você <text:a xlink:type="simple" xlink:href="https://mesaquemota.com.br/wordpress/como-criar-um-site-com-elementor-e-wordpress/" text:style-name="Internet_20_link" text:visited-style-name="Visited_20_Internet_20_Link">criar um site</text:a>, gerar conteúdo, atrair visitantes e vender produtos que você não tem, não criou mas ganhar uma faixa de 50% do valor? Parece bom demais para ser verdade não é? Mas é verdade e essa é uma modalidade muito usada, principalmente por iniciantes de marketing digital e pode trazer ótimos frutos. Veja <text:a xlink:type="simple" xlink:href="https://www.youtube.com/watch?v=mEZGdJ7p1TM" office:target-frame-name="_blank" xlink:show="new" text:style-name="Internet_20_link" text:visited-style-name="Visited_20_Internet_20_Link">nesse vídeo</text:a> eu ensino como e de graça.</text:p>
        </text:list-item>
        <text:list-item>
          <text:p text:style-name="P36">Venda de serviços: As vezes você é especializado em energia solar, por exemplo, você aprende <text:a xlink:type="simple" xlink:href="https://www.youtube.com/watch?v=nCKzs8y-rNQ&amp;t=9918s" office:target-frame-name="_blank" xlink:show="new" text:style-name="Internet_20_link" text:visited-style-name="Visited_20_Internet_20_Link">como criar um site de energia solar aqui</text:a>, e depois vai ter dificuldades em encontrar tempo pois sua agenda vai lotar. Essa modalidade é para venda de serviços usando um site WordPress para isso.</text:p>
        </text:list-item>
      </text:list>
      <text:p text:style-name="Text_20_body">Existem muitas outras <text:a xlink:type="simple" xlink:href="https://mesaquemota.com.br/negocios/como-ganhar-dinheiro-com-celular/" text:style-name="Internet_20_link" text:visited-style-name="Visited_20_Internet_20_Link">formas de ganhar dinheiro</text:a> usando o WordPress, mas essas são as mais comuns e tenho certeza que uma delas você deve explorar.</text:p>
      <text:p text:style-name="P37">Como você está começando talvez falte um pouco de luz em <text:a xlink:type="simple" xlink:href="https://www.youtube.com/watch?v=jF29-eZB2O8" office:target-frame-name="_blank" xlink:show="new" text:style-name="Internet_20_link" text:visited-style-name="Visited_20_Internet_20_Link">como fazer um site profissional passo a passo</text:a>, por isso preparei <text:a xlink:type="simple" xlink:href="https://mesaquemota.com.br/loja-online/como-montar-uma-loja-online-de-produtos-naturais/" text:style-name="Internet_20_link" text:visited-style-name="Visited_20_Internet_20_Link">esse conteúdo</text:a> para te ajudar.</text:p>
      <text:h text:style-name="Heading_20_2" text:outline-level="2"><text:bookmark text:name="conclusao-sobre-word-press"/>Conclusão sobre WordPress</text:h>
      <text:p text:style-name="Text_20_body">Bom, eu não tenho do que reclamar em relação ao WordPress. Uso desde 2014 e tem sido uma ferramenta muito importante para minha empresa.</text:p>
      <text:p text:style-name="Text_20_body">Eu Uso o WordPress em todos os meus sites e de clientes além de ensinar sobre ele no meu site, este, e no meu canal do Youtube.</text:p>
      <text:p text:style-name="Text_20_body">O potencial do WordPress é extremamente grande e se usado com criatividade o céu é o limite.</text:p>
      <text:h text:style-name="Heading_20_2" text:outline-level="2"><text:bookmark text:name="faq-word-press-2023"/>Faq WordPress 2023</text:h>
      <text:p text:style-name="Text_20_body">Agora fique com algumas perguntas e respostas diversas sobre o WordPress.</text:p>
      <text:section text:style-name="Sect1" text:name="rank-math-faq">
        <text:p text:style-name="Text_20_body"/>
        <text:section text:style-name="Sect1" text:name="faq-question-1675955061433">
          <text:h text:style-name="Heading_20_3" text:outline-level="3"><text:bookmark text:name="elementor-toc__heading-anchor-14"/><text:span text:style-name="Strong_20_Emphasis">O que é WordPress e para que serve?</text:span></text:h>
          <text:p text:style-name="Text_20_body">WordPress é um CMS, um software gerenciador de conteúdo serve como base para criação de sites sem a necessidade de usar codificações.</text:p>
        </text:section>
        <text:section text:style-name="Sect1" text:name="faq-question-1675955067650">
          <text:h text:style-name="Heading_20_3" text:outline-level="3"><text:bookmark text:name="elementor-toc__heading-anchor-15"/><text:span text:style-name="Strong_20_Emphasis">Qual WordPress é gratuito?</text:span></text:h>
          <text:p text:style-name="Text_20_body">O WordPress é 100% gratuito, o que você paga, geralmente, é a Hospedagem para instalar o software WordPress.</text:p>
        </text:section>
        <text:section text:style-name="Sect1" text:name="faq-question-1675955078716">
          <text:h text:style-name="Heading_20_3" text:outline-level="3"><text:bookmark text:name="elementor-toc__heading-anchor-16"/><text:span text:style-name="Strong_20_Emphasis">Qual o valor de um site em WordPress?</text:span></text:h>
          <text:p text:style-name="Text_20_body">Não tem um valor padrão, até porque pode se criar qualquer tipo de site usando o WordPress. Os preços variam de criador para criador, de projeto para projeto. Um preço justo para um site simples institucional de 3 páginas (home, contato, sobre) é entorno de 1.000,00.</text:p>
        </text:section>
        <text:section text:style-name="Sect1" text:name="faq-question-1675955085026">
          <text:h text:style-name="Heading_20_3" text:outline-level="3"><text:bookmark text:name="elementor-toc__heading-anchor-17"/><text:soft-page-break/><text:span text:style-name="Strong_20_Emphasis">O que se pode fazer com o WordPress?</text:span></text:h>
          <text:p text:style-name="Text_20_body">Basicamente qualquer tipo de site, desde um blog simples a um sistema airbnb, por exemplo. 43% dos sites online são feitos sob a plataforma WordPress, para se ter uma ideia do poder desse software.</text:p>
        </text:section>
        <text:section text:style-name="Sect1" text:name="faq-question-1675955105714">
          <text:h text:style-name="Heading_20_3" text:outline-level="3"><text:bookmark text:name="elementor-toc__heading-anchor-18"/><text:span text:style-name="Strong_20_Emphasis">O que é a Hospedagem WordPress?</text:span></text:h>
          <text:p text:style-name="Text_20_body">Basicamente é um servidor(computador) online preparado para receber o WordPress e hospedar tudo dentro dele. Esse tipo de hospedagem de sites tem por objetivo otimizar tanto a instalação do WordPress quanto o gerenciamento. Veja um exemplo de uma <text:a xlink:type="simple" xlink:href="https://urlaki.com/hostngr" office:target-frame-name="_blank" xlink:show="new" text:style-name="Internet_20_link" text:visited-style-name="Visited_20_Internet_20_Link">hospedagem de sites WordPress</text:a> aqui.</text:p>
        </text:section>
        <text:section text:style-name="Sect1" text:name="faq-question-1675955114299">
          <text:h text:style-name="Heading_20_3" text:outline-level="3"><text:bookmark text:name="elementor-toc__heading-anchor-19"/><text:span text:style-name="Strong_20_Emphasis">Devo comprar a Hospedagem WordPress?</text:span></text:h>
          <text:p text:style-name="Text_20_body">Sim, se quiser ter um site online para qualquer um acessar.</text:p>
        </text:section>
        <text:section text:style-name="Sect1" text:name="faq-question-1675955125029">
          <text:h text:style-name="Heading_20_3" text:outline-level="3"><text:bookmark text:name="elementor-toc__heading-anchor-20"/><text:span text:style-name="Strong_20_Emphasis">Como criar um site WordPress?</text:span></text:h>
          <text:p text:style-name="Text_20_body">Muito simples, siga o tutorial que fiz clicando neste link. Basicamente você contrata uma boa hospedagem de sites, compra um domínio e instalar o WordPress a partir dela, com isso já tem um site criado em WordPress.</text:p>
        </text:section>
        <text:section text:style-name="Sect1" text:name="faq-question-1675955135652">
          <text:h text:style-name="Heading_20_3" text:outline-level="3"><text:bookmark text:name="elementor-toc__heading-anchor-21"/><text:span text:style-name="Strong_20_Emphasis">O WordPress é seguro?</text:span></text:h>
          <text:p text:style-name="Text_20_body">Sim, muito seguro. Se os usuários seguissem as práticas mínimas de segurança o WordPress nunca teria tido exemplos de invasões em sites sob seu gerenciamento.</text:p>
        </text:section>
      </text:section>
      <text:p text:style-name="Standard"><text:bookmark text:name="rank-math-faq"/></text:p>
      <text:section text:style-name="Sect1" text:name="Seção1">
        <text:section text:style-name="Sect1" text:name="faq-question-1675955144742">
          <text:h text:style-name="Heading_20_3" text:outline-level="3"><text:span text:style-name="Strong_20_Emphasis">O que é um CMS?</text:span></text:h>
          <text:p text:style-name="Text_20_body">CMS (Sistema de Gestão de Conteúdos)</text:p>
        </text:section>
      </text:section>
      <text:p text:style-name="Text_20_body">É isso, até mais. Que Deus abençoe sua vida, sua família e seus projetos, até a próxima.</text:p>
      <text:p text:style-name="Text_20_body"><text:a xlink:type="simple" xlink:href="https://mesaquemota.com.br/wordpress/2023-tutorial-completo-para-iniciantes/" text:style-name="Internet_20_link" text:visited-style-name="Visited_20_Internet_20_Link">https://mesaquemota.com.br/wordpress/2023-tutorial-completo-para-iniciantes/</text:a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0:27:10.912374231</meta:creation-date>
    <dc:date>2024-07-21T10:30:25.807838217</dc:date>
    <meta:editing-duration>PT3M14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8" meta:paragraph-count="166" meta:word-count="2917" meta:character-count="16865" meta:non-whitespace-character-count="14156"/>
  </office:meta>
</office:document-meta>
</file>